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16cm" style:rel-column-width="27817*"/>
    </style:style>
    <style:style style:name="Таблица1.B" style:family="table-column">
      <style:table-column-properties style:column-width="9.784cm" style:rel-column-width="3771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4" style:family="table-cell">
      <style:table-cell-properties fo:padding="0.097cm" fo:border-left="0.002cm solid #000000" fo:border-right="none" fo:border-top="none" fo:border-bottom="0.002cm solid #000000"/>
    </style:style>
    <style:style style:name="Таблица1.20" style:family="table-row">
      <style:table-row-properties style:min-row-height="3.697cm"/>
    </style:style>
    <style:style style:name="Таблица1.36" style:family="table-row">
      <style:table-row-properties style:min-row-height="1.87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fo:font-weight="bold" style:font-weight-asian="bold" style:font-weight-complex="bold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text-properties fo:language="ru" fo:country="RU" fo:font-weight="normal" style:font-weight-asian="normal" style:font-weight-complex="normal"/>
    </style:style>
    <style:style style:name="P11" style:family="paragraph" style:parent-style-name="Table_20_Contents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Команда</text:p>
          </table:table-cell>
          <table:table-cell table:style-name="Таблица1.B1" office:value-type="string">
            <text:p text:style-name="P3">Вызов</text:p>
          </table:table-cell>
        </table:table-row>
        <table:table-row>
          <table:table-cell table:style-name="Таблица1.A2" table:number-columns-spanned="2" office:value-type="string">
            <text:p text:style-name="P3">Вывод на экран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4">Вывод текста</text:p>
          </table:table-cell>
          <table:covered-table-cell/>
        </table:table-row>
        <table:table-row>
          <table:table-cell table:style-name="Таблица1.A4" office:value-type="string">
            <text:p text:style-name="Table_20_Contents">Описываем сообщения в <text:span text:style-name="T1">.DATA</text:span>, которые будем выводить на экран</text:p>
          </table:table-cell>
          <table:table-cell table:style-name="Таблица1.A2" office:value-type="string">
            <text:p text:style-name="Table_20_Contents"><text:span text:style-name="T1">Vivod1</text:span> DB 13,10, "Hello world !!!", 13, 10, 0</text:p>
            <text:p text:style-name="Table_20_Contents"/>
            <text:p text:style-name="Table_20_Contents"><text:span text:style-name="T1">Vivod2</text:span> DB 13,10, "I am Max", 13, 10, 0 </text:p>
          </table:table-cell>
        </table:table-row>
        <table:table-row>
          <table:table-cell table:style-name="Таблица1.A4" office:value-type="string">
            <text:p text:style-name="Table_20_Contents">Пишем команды вывода сообщений в блоке <text:span text:style-name="T1">Start:</text:span></text:p>
          </table:table-cell>
          <table:table-cell table:style-name="Таблица1.A2" office:value-type="string">
            <text:p text:style-name="Table_20_Contents">Invoke StdOut, ADDR <text:span text:style-name="T1">Vivod1</text:span></text:p>
            <text:p text:style-name="Table_20_Contents"/>
            <text:p text:style-name="Table_20_Contents">Invoke StdOut, ADDR <text:span text:style-name="T1">Vivod2</text:span></text:p>
          </table:table-cell>
        </table:table-row>
        <table:table-row>
          <table:table-cell table:style-name="Таблица1.A2" table:number-columns-spanned="2" office:value-type="string">
            <text:p text:style-name="P2">Вывод переменной</text:p>
          </table:table-cell>
          <table:covered-table-cell/>
        </table:table-row>
        <table:table-row>
          <table:table-cell table:style-name="Таблица1.A4" office:value-type="string">
            <text:p text:style-name="Table_20_Contents">Описываем в <text:span text:style-name="T1">.DATA</text:span> <text:span text:style-name="T4">переменную </text:span><text:span text:style-name="T3">N</text:span><text:span text:style-name="T2"> </text:span><text:span text:style-name="T4">и вспомогательную строку</text:span></text:p>
          </table:table-cell>
          <table:table-cell table:style-name="Таблица1.A2" office:value-type="string">
            <text:p text:style-name="Table_20_Contents"><text:span text:style-name="T1">N</text:span> SDWORD ?</text:p>
            <text:p text:style-name="Table_20_Contents"><text:span text:style-name="T1">for_perevod_str1</text:span> DB 16 DUP (0),0</text:p>
          </table:table-cell>
        </table:table-row>
        <table:table-row>
          <table:table-cell table:style-name="Таблица1.A4" office:value-type="string">
            <text:p text:style-name="Table_20_Contents">Выводим переменную на экран в блоке <text:span text:style-name="T1">Start:</text:span></text:p>
          </table:table-cell>
          <table:table-cell table:style-name="Таблица1.A2" office:value-type="string">
            <text:p text:style-name="Table_20_Contents">mov N,218</text:p>
            <text:p text:style-name="Table_20_Contents"><text:s text:c="8"/></text:p>
            <text:p text:style-name="Table_20_Contents">Invoke dwtoa, <text:span text:style-name="T1">N</text:span>, ADDR <text:span text:style-name="T1">for_perevod_str1</text:span></text:p>
            <text:p text:style-name="Table_20_Contents">Invoke StdOut, ADDR <text:span text:style-name="T1">for_perevod_str1</text:span></text:p>
          </table:table-cell>
        </table:table-row>
        <table:table-row>
          <table:table-cell table:style-name="Таблица1.A2" table:number-columns-spanned="2" office:value-type="string">
            <text:p text:style-name="P3">Ввод переменной</text:p>
          </table:table-cell>
          <table:covered-table-cell/>
        </table:table-row>
        <table:table-row>
          <table:table-cell table:style-name="Таблица1.A4" office:value-type="string">
            <text:p text:style-name="Table_20_Contents">Описываем в <text:span text:style-name="T1">.DATA</text:span> <text:span text:style-name="T4">переменную </text:span><text:span text:style-name="T3">N </text:span><text:span text:style-name="T6">и переменную для временного хранения</text:span></text:p>
          </table:table-cell>
          <table:table-cell table:style-name="Таблица1.A2" office:value-type="string">
            <text:p text:style-name="Table_20_Contents"><text:span text:style-name="T1">N</text:span> SDWORD ? <text:s text:c="5"/></text:p>
            <text:p text:style-name="Table_20_Contents"><text:span text:style-name="T1">buffer</text:span> DB 100 DUP (?)</text:p>
          </table:table-cell>
        </table:table-row>
        <table:table-row>
          <table:table-cell table:style-name="Таблица1.A4" office:value-type="string">
            <text:p text:style-name="Table_20_Contents">Считываем переменную в блоке <text:span text:style-name="T1">Start:</text:span></text:p>
            <text:p text:style-name="P1"/>
            <text:p text:style-name="P6">Вначале переменная сохраняется в <text:span text:style-name="T3">EAX</text:span><text:span text:style-name="T2">, </text:span><text:span text:style-name="T4">а после этого копируется в </text:span><text:span text:style-name="T3">N</text:span></text:p>
          </table:table-cell>
          <table:table-cell table:style-name="Таблица1.A2" office:value-type="string">
            <text:p text:style-name="Table_20_Contents">Invoke StdIn, ADDR <text:span text:style-name="T1">buffer</text:span>, LengthOf buffer</text:p>
            <text:p text:style-name="Table_20_Contents">Invoke StripLF, ADDR <text:span text:style-name="T1">buffer</text:span></text:p>
            <text:p text:style-name="Table_20_Contents">Invoke atol, ADDR <text:span text:style-name="T1">buffer</text:span></text:p>
            <text:p text:style-name="P1">mov N,EAX</text:p>
          </table:table-cell>
        </table:table-row>
        <table:table-row>
          <table:table-cell table:style-name="Таблица1.A2" table:number-columns-spanned="2" office:value-type="string">
            <text:p text:style-name="P3">Арифметические операции</text:p>
          </table:table-cell>
          <table:covered-table-cell/>
        </table:table-row>
        <table:table-row>
          <table:table-cell table:style-name="Таблица1.A4" office:value-type="string">
            <text:p text:style-name="Table_20_Contents">Описание переменной в <text:span text:style-name="T1">.DATA</text:span></text:p>
          </table:table-cell>
          <table:table-cell table:style-name="Таблица1.A2" office:value-type="string">
            <text:p text:style-name="Table_20_Contents">N SDWORD ? <text:s text:c="2"/></text:p>
          </table:table-cell>
        </table:table-row>
        <table:table-row>
          <table:table-cell table:style-name="Таблица1.A2" table:number-columns-spanned="2" office:value-type="string">
            <text:p text:style-name="P5">Операции переменной с константами</text:p>
          </table:table-cell>
          <table:covered-table-cell/>
        </table:table-row>
        <table:table-row>
          <table:table-cell table:style-name="Таблица1.A4" office:value-type="string">
            <text:p text:style-name="Table_20_Contents">Присваивание константы <text:s text:c="3"/><text:span text:style-name="T2">N = 25;</text:span></text:p>
          </table:table-cell>
          <table:table-cell table:style-name="Таблица1.A2" office:value-type="string">
            <text:p text:style-name="Table_20_Contents">mov N,25</text:p>
          </table:table-cell>
        </table:table-row>
        <table:table-row>
          <table:table-cell table:style-name="Таблица1.A4" office:value-type="string">
            <text:p text:style-name="Table_20_Contents">Прибавить константу <text:s text:c="2"/><text:span text:style-name="T2">N = N + 7;</text:span></text:p>
          </table:table-cell>
          <table:table-cell table:style-name="Таблица1.A2" office:value-type="string">
            <text:p text:style-name="Table_20_Contents">add N,7</text:p>
          </table:table-cell>
        </table:table-row>
        <table:table-row>
          <table:table-cell table:style-name="Таблица1.A4" office:value-type="string">
            <text:p text:style-name="Table_20_Contents">Вычесть константу <text:s text:c="5"/><text:span text:style-name="T2">N = N – 9;</text:span></text:p>
          </table:table-cell>
          <table:table-cell table:style-name="Таблица1.A2" office:value-type="string">
            <text:p text:style-name="Table_20_Contents">sub N,9</text:p>
          </table:table-cell>
        </table:table-row>
        <table:table-row>
          <table:table-cell table:style-name="Таблица1.A2" table:number-columns-spanned="2" office:value-type="string">
            <text:p text:style-name="P2">Операции переменной с переменными</text:p>
          </table:table-cell>
          <table:covered-table-cell/>
        </table:table-row>
        <table:table-row>
          <table:table-cell table:style-name="Таблица1.A4" office:value-type="string">
            <text:p text:style-name="Table_20_Contents">Записать в <text:span text:style-name="T2">N </text:span><text:span text:style-name="T5">сумму</text:span><text:span text:style-name="T4"> чисел <text:s/></text:span></text:p>
            <text:p text:style-name="P8">N = A + B;</text:p>
          </table:table-cell>
          <table:table-cell table:style-name="Таблица1.A2" office:value-type="string">
            <text:p text:style-name="Table_20_Contents">mov EAX,0</text:p>
            <text:p text:style-name="Table_20_Contents"/>
            <text:p text:style-name="Table_20_Contents">add EAX,A</text:p>
            <text:p text:style-name="Table_20_Contents">add EAX,B</text:p>
            <text:p text:style-name="Table_20_Contents"/>
            <text:p text:style-name="Table_20_Contents">mov N,EAX</text:p>
          </table:table-cell>
        </table:table-row>
        <table:table-row table:style-name="Таблица1.20">
          <table:table-cell table:style-name="Таблица1.A4" office:value-type="string">
            <text:p text:style-name="Table_20_Contents">Записать в <text:span text:style-name="T2">N </text:span><text:span text:style-name="T5">разность</text:span><text:span text:style-name="T4"> чисел <text:s/></text:span></text:p>
            <text:p text:style-name="P8">N = A – B;</text:p>
          </table:table-cell>
          <table:table-cell table:style-name="Таблица1.A2" office:value-type="string">
            <text:p text:style-name="Table_20_Contents">mov EAX,0</text:p>
            <text:p text:style-name="Table_20_Contents"/>
            <text:p text:style-name="Table_20_Contents">add EAX,A</text:p>
            <text:p text:style-name="Table_20_Contents">sub EAX,B</text:p>
            <text:p text:style-name="Table_20_Contents"/>
            <text:p text:style-name="Table_20_Contents">mov N,EAX</text:p>
          </table:table-cell>
        </table:table-row>
        <text:soft-page-break/>
        <table:table-row>
          <table:table-cell table:style-name="Таблица1.A4" office:value-type="string">
            <text:p text:style-name="P9"><text:span text:style-name="T1">Присвоить</text:span> переменной <text:span text:style-name="T3">N</text:span><text:span text:style-name="T2"> </text:span>значение другой переменной <text:span text:style-name="T3">A</text:span></text:p>
            <text:p text:style-name="P8"/>
            <text:p text:style-name="P8">N = A;</text:p>
          </table:table-cell>
          <table:table-cell table:style-name="Таблица1.A2" office:value-type="string">
            <text:p text:style-name="Table_20_Contents">mov EAX,<text:span text:style-name="T1">A</text:span></text:p>
            <text:p text:style-name="Table_20_Contents">mov <text:span text:style-name="T1">N</text:span>,EAX</text:p>
          </table:table-cell>
        </table:table-row>
        <table:table-row>
          <table:table-cell table:style-name="Таблица1.A4" office:value-type="string">
            <text:p text:style-name="P9">Записать в <text:span text:style-name="T2">N </text:span>произведение чисел</text:p>
            <text:p text:style-name="P8">N = A * B;</text:p>
          </table:table-cell>
          <table:table-cell table:style-name="Таблица1.A2" office:value-type="string">
            <text:p text:style-name="Table_20_Contents">mov EAX, A</text:p>
            <text:p text:style-name="Table_20_Contents">IMUL B</text:p>
            <text:p text:style-name="Table_20_Contents">mov N,EAX</text:p>
          </table:table-cell>
        </table:table-row>
        <table:table-row>
          <table:table-cell table:style-name="Таблица1.A4" office:value-type="string">
            <text:p text:style-name="P9">Записать в <text:span text:style-name="T2">N </text:span>целую часть от деления</text:p>
            <text:p text:style-name="P8">N = A / B;</text:p>
          </table:table-cell>
          <table:table-cell table:style-name="Таблица1.A2" office:value-type="string">
            <text:p text:style-name="Table_20_Contents">mov EAX, A</text:p>
            <text:p text:style-name="Table_20_Contents">IDIV B</text:p>
            <text:p text:style-name="Table_20_Contents">mov N,<text:span text:style-name="T1">EAX</text:span></text:p>
          </table:table-cell>
        </table:table-row>
        <table:table-row>
          <table:table-cell table:style-name="Таблица1.A4" office:value-type="string">
            <text:p text:style-name="P9">Записать в <text:span text:style-name="T2">N </text:span>остаток от деления</text:p>
            <text:p text:style-name="P8">N = A % B;</text:p>
          </table:table-cell>
          <table:table-cell table:style-name="Таблица1.A2" office:value-type="string">
            <text:p text:style-name="Table_20_Contents">mov EAX, A</text:p>
            <text:p text:style-name="Table_20_Contents">IDIV B</text:p>
            <text:p text:style-name="Table_20_Contents">mov N,<text:span text:style-name="T1">EDX</text:span></text:p>
          </table:table-cell>
        </table:table-row>
        <table:table-row>
          <table:table-cell table:style-name="Таблица1.A2" table:number-columns-spanned="2" office:value-type="string">
            <text:p text:style-name="P3"><text:s/>Логические операции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Сравниваем два числа</text:p>
          </table:table-cell>
          <table:covered-table-cell/>
        </table:table-row>
        <table:table-row>
          <table:table-cell table:style-name="Таблица1.A4" office:value-type="string">
            <text:p text:style-name="Table_20_Contents">Сохраняем число <text:span text:style-name="T3">A</text:span><text:span text:style-name="T2"> </text:span><text:span text:style-name="T4">в </text:span><text:span text:style-name="T3">EAX</text:span></text:p>
            <text:p text:style-name="P9">После сравниваем <text:span text:style-name="T3">EAX</text:span><text:span text:style-name="T2"> </text:span>с <text:span text:style-name="T3">B</text:span></text:p>
            <text:p text:style-name="P8"/>
            <text:p text:style-name="P10">В зависимости от результата сравнения переходим на соответствующие метки</text:p>
          </table:table-cell>
          <table:table-cell table:style-name="Таблица1.A2" office:value-type="string">
            <text:p text:style-name="Table_20_Contents">mov EAX, A</text:p>
            <text:p text:style-name="Table_20_Contents">cmp EAX, B <text:s text:c="3"/></text:p>
            <text:p text:style-name="Table_20_Contents"><text:s text:c="8"/>jg <text:s/>m1 <text:s text:c="6"/><text:span text:style-name="T7">; a &gt; b</text:span></text:p>
            <text:p text:style-name="Table_20_Contents"><text:s text:c="8"/>jl <text:s/>m2 <text:s text:c="7"/><text:span text:style-name="T7">; a &lt; b</text:span></text:p>
            <text:p text:style-name="Table_20_Contents"><text:s text:c="8"/>je <text:s/>m3 <text:s text:c="6"/><text:span text:style-name="T7">; a = b</text:span></text:p>
          </table:table-cell>
        </table:table-row>
        <table:table-row>
          <table:table-cell table:style-name="Таблица1.A4" office:value-type="string">
            <text:p text:style-name="P9">Описание действий после перехода в соответствующую метку</text:p>
            <text:p text:style-name="P9"/>
            <text:p text:style-name="P9">После перехода в соответствующую метку выполняется вывод на экран сообщения, а после этого выполняется команда <text:span text:style-name="T1">jmp m4</text:span><text:span text:style-name="T8">, которая выводит нас из блока</text:span></text:p>
            <text:p text:style-name="P10"/>
            <text:p text:style-name="P9"><text:span text:style-name="T1">jmp m4 — </text:span><text:span text:style-name="T8">переход на метку </text:span><text:span text:style-name="T3">m4</text:span></text:p>
          </table:table-cell>
          <table:table-cell table:style-name="Таблица1.A2" office:value-type="string">
            <text:p text:style-name="Table_20_Contents">m1:</text:p>
            <text:p text:style-name="Table_20_Contents"><text:s text:c="8"/>Invoke StdOut, ADDR <text:span text:style-name="T1">Vivod1</text:span></text:p>
            <text:p text:style-name="Table_20_Contents"><text:s text:c="8"/>jmp m4</text:p>
            <text:p text:style-name="Table_20_Contents"><text:s text:c="8"/></text:p>
            <text:p text:style-name="Table_20_Contents">m2:</text:p>
            <text:p text:style-name="Table_20_Contents"><text:s text:c="8"/>Invoke StdOut, ADDR <text:span text:style-name="T1">Vivod2</text:span></text:p>
            <text:p text:style-name="Table_20_Contents"><text:s text:c="8"/>jmp m4</text:p>
            <text:p text:style-name="Table_20_Contents"><text:s text:c="8"/></text:p>
            <text:p text:style-name="Table_20_Contents">m3:</text:p>
            <text:p text:style-name="Table_20_Contents"><text:s text:c="8"/>Invoke StdOut, ADDR <text:span text:style-name="T1">Vivod3</text:span></text:p>
            <text:p text:style-name="Table_20_Contents"><text:s text:c="8"/>jmp m4</text:p>
            <text:p text:style-name="Table_20_Contents"><text:s text:c="8"/></text:p>
            <text:p text:style-name="Table_20_Contents"><text:s text:c="7"/></text:p>
            <text:p text:style-name="P1">m4:</text:p>
          </table:table-cell>
        </table:table-row>
        <table:table-row>
          <table:table-cell table:style-name="Таблица1.A2" table:number-columns-spanned="2" office:value-type="string">
            <text:p text:style-name="P3">Виды переходов на метки</text:p>
          </table:table-cell>
          <table:covered-table-cell/>
        </table:table-row>
        <table:table-row>
          <table:table-cell table:style-name="Таблица1.A4" office:value-type="string">
            <text:p text:style-name="Table_20_Contents">А <text:span text:style-name="T2">== B</text:span></text:p>
          </table:table-cell>
          <table:table-cell table:style-name="Таблица1.A2" office:value-type="string">
            <text:p text:style-name="Table_20_Contents"><text:span text:style-name="T1">je</text:span> <text:s/>m1</text:p>
          </table:table-cell>
        </table:table-row>
        <table:table-row>
          <table:table-cell table:style-name="Таблица1.A4" office:value-type="string">
            <text:p text:style-name="P7">A != B</text:p>
          </table:table-cell>
          <table:table-cell table:style-name="Таблица1.A2" office:value-type="string">
            <text:p text:style-name="Table_20_Contents"><text:span text:style-name="T1">jne</text:span> <text:s/>m1</text:p>
          </table:table-cell>
        </table:table-row>
        <table:table-row>
          <table:table-cell table:style-name="Таблица1.A4" office:value-type="string">
            <text:p text:style-name="P7">A &gt; B</text:p>
          </table:table-cell>
          <table:table-cell table:style-name="Таблица1.A2" office:value-type="string">
            <text:p text:style-name="Table_20_Contents"><text:span text:style-name="T1">jg</text:span> <text:s/>m1</text:p>
          </table:table-cell>
        </table:table-row>
        <table:table-row>
          <table:table-cell table:style-name="Таблица1.A4" office:value-type="string">
            <text:p text:style-name="P7">A &gt;= B</text:p>
          </table:table-cell>
          <table:table-cell table:style-name="Таблица1.A2" office:value-type="string">
            <text:p text:style-name="Table_20_Contents"><text:span text:style-name="T1">jge</text:span> <text:s/>m1</text:p>
          </table:table-cell>
        </table:table-row>
        <table:table-row>
          <table:table-cell table:style-name="Таблица1.A4" office:value-type="string">
            <text:p text:style-name="P7">A &lt; B</text:p>
          </table:table-cell>
          <table:table-cell table:style-name="Таблица1.A2" office:value-type="string">
            <text:p text:style-name="Table_20_Contents"><text:span text:style-name="T1">jl </text:span><text:s/>m1</text:p>
          </table:table-cell>
        </table:table-row>
        <table:table-row>
          <table:table-cell table:style-name="Таблица1.A4" office:value-type="string">
            <text:p text:style-name="P7">A &lt;= B</text:p>
          </table:table-cell>
          <table:table-cell table:style-name="Таблица1.A2" office:value-type="string">
            <text:p text:style-name="Table_20_Contents"><text:span text:style-name="T1">jle</text:span> <text:s/>m1</text:p>
          </table:table-cell>
        </table:table-row>
        <table:table-row table:style-name="Таблица1.36">
          <table:table-cell table:style-name="Таблица1.A4" office:value-type="string">
            <text:p text:style-name="P9">Переход без условия</text:p>
          </table:table-cell>
          <table:table-cell table:style-name="Таблица1.A2" office:value-type="string">
            <text:p text:style-name="Table_20_Contents"><text:span text:style-name="T1">jmp</text:span> m1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3">Массивы</text:p>
          </table:table-cell>
          <table:covered-table-cell/>
        </table:table-row>
        <table:table-row>
          <table:table-cell table:style-name="Таблица1.A4" office:value-type="string">
            <text:p text:style-name="Table_20_Contents">Описываем массив в разделе <text:span text:style-name="T1">.DATA</text:span></text:p>
            <text:p text:style-name="P11">(нумерация с 0)</text:p>
            <text:p text:style-name="P11">Обязательно заполнить нулями</text:p>
          </table:table-cell>
          <table:table-cell table:style-name="Таблица1.A2" office:value-type="string">
            <text:p text:style-name="Table_20_Contents"><text:span text:style-name="T1">A</text:span> SDWORD <text:span text:style-name="T2">0,0,0,0,0,0,0,0,0</text:span></text:p>
          </table:table-cell>
        </table:table-row>
        <table:table-row>
          <table:table-cell table:style-name="Таблица1.A4" office:value-type="string">
            <text:p text:style-name="Table_20_Contents">Получаем <text:span text:style-name="T1">2</text:span>-ой элемент массива и сохраняем его в <text:span text:style-name="T3">X</text:span></text:p>
            <text:p text:style-name="P8"/>
            <text:p text:style-name="P10">Задаём номер элемента массива только через <text:span text:style-name="T3">EBX</text:span></text:p>
          </table:table-cell>
          <table:table-cell table:style-name="Таблица1.A2" office:value-type="string">
            <text:p text:style-name="Table_20_Contents">mov <text:span text:style-name="T1">EBX</text:span>,2</text:p>
            <text:p text:style-name="Table_20_Contents">mov EAX, A[<text:span text:style-name="T1">EBX</text:span> * 4]</text:p>
            <text:p text:style-name="Table_20_Contents">mov <text:span text:style-name="T1">X</text:span>, EAX</text:p>
          </table:table-cell>
        </table:table-row>
        <table:table-row>
          <table:table-cell table:style-name="Таблица1.A4" office:value-type="string">
            <text:p text:style-name="Table_20_Contents">Записываем в <text:span text:style-name="T3">3</text:span><text:span text:style-name="T2">-</text:span><text:span text:style-name="T4">ий</text:span> элемент массива значение переменной <text:span text:style-name="T3">Y</text:span></text:p>
            <text:p text:style-name="P8"/>
            <text:p text:style-name="P10">Сначала сохраняем значение <text:span text:style-name="T2">Y </text:span>в <text:span text:style-name="T2">EAX</text:span></text:p>
            <text:p text:style-name="P10">После этого записываем в ячейку массива значение <text:span text:style-name="T2">EAX</text:span></text:p>
          </table:table-cell>
          <table:table-cell table:style-name="Таблица1.A2" office:value-type="string">
            <text:p text:style-name="Table_20_Contents">mov EBX,<text:span text:style-name="T1">3</text:span></text:p>
            <text:p text:style-name="Table_20_Contents">mov EAX, <text:span text:style-name="T1">Y</text:span></text:p>
            <text:p text:style-name="Table_20_Contents">mov A[EBX * 4],EAX</text:p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ext:soft-page-break/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6-04-13T23:30:01.27</meta:creation-date>
    <meta:generator>OpenOffice/4.1.1$Win32 OpenOffice.org_project/411m6$Build-9775</meta:generator>
    <dc:date>2016-05-10T22:21:56.20</dc:date>
    <dc:creator>Максим Maxim</dc:creator>
    <meta:editing-duration>PT3H2M25S</meta:editing-duration>
    <meta:editing-cycles>88</meta:editing-cycles>
    <meta:document-statistic meta:table-count="1" meta:image-count="0" meta:object-count="0" meta:page-count="5" meta:paragraph-count="129" meta:word-count="500" meta:character-count="2746"/>
  </office:meta>
</office:document-meta>
</file>